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otal Sale &amp; Tax Calculator </text:span></text:p>
      <text:p text:style-name="Standard"><text:span text:style-name="T1">Simple program that calculates and displays purchase amount (user input), state sales tax, county sales tax, total sales tax and total Sale.</text:span></text:p>
      <text:p text:style-name="Standard"><text:span text:style-name="T1"/></text:p>
      <text:p text:style-name="Standard"><text:span text:style-name="T1">Module main ()</text:span></text:p>
      <text:p text:style-name="Standard"><text:span text:style-name="T1">Declare Double purchase, stateSalesTax, countySalesTax, totalSalesTax</text:span></text:p>
      <text:p text:style-name="Standard"><text:span text:style-name="T1">Call getInput (purchase)</text:span></text:p>
      <text:p text:style-name="Standard"><text:span text:style-name="T1">Call Tax (stateSalesTax, countySalesTax, totalSalesTax)</text:span></text:p>
      <text:p text:style-name="Standard"><text:span text:style-name="T1">Call Display (purchase, stateSalesTax, countySalesTax, totalSalesTax)</text:span></text:p>
      <text:p text:style-name="Standard"><text:span text:style-name="T1">End Module</text:span></text:p>
      <text:p text:style-name="P1"/>
      <text:p text:style-name="Standard"><text:span text:style-name="T1">Module getInput (Double Ref purchase)</text:span></text:p>
      <text:p text:style-name="Standard"><text:span text:style-name="T1">Display “Please enter the amount of a purchase.”</text:span></text:p>
      <text:p text:style-name="Standard"><text:span text:style-name="T1">Input purchase</text:span></text:p>
      <text:p text:style-name="Standard"><text:span text:style-name="T1">End Module</text:span></text:p>
      <text:p text:style-name="P1"/>
      <text:p text:style-name="Standard"><text:span text:style-name="T1">Module Tax (Double purchase, Double Ref stateSalesTax, Double Ref countySalesTax, Double Ref totalSalesTax)</text:span></text:p>
      <text:p text:style-name="Standard"><text:span text:style-name="T1">Set stateSalesTax = .04 * purchase</text:span></text:p>
      <text:p text:style-name="Standard"><text:span text:style-name="T1">Set countySalesTax = .02 * purchase</text:span></text:p>
      <text:p text:style-name="Standard"><text:span text:style-name="T1">Set totalSalesTax = stateSalesTax + countySalesTax,</text:span></text:p>
      <text:p text:style-name="Standard"><text:span text:style-name="T1">End Module</text:span></text:p>
      <text:p text:style-name="P1"/>
      <text:p text:style-name="Standard"><text:span text:style-name="T1">Module Display (Double purchase, Double stateSalesTax, Double countySalesTax, Double totalSalesTax)</text:span></text:p>
      <text:p text:style-name="Standard"><text:span text:style-name="T1">Declare Double totalSales</text:span></text:p>
      <text:p text:style-name="Standard"><text:span text:style-name="T1">Set totalSales = totalSalesTax + purchase</text:span></text:p>
      <text:p text:style-name="Standard"><text:span text:style-name="T1">Display “Amount of purchase: ” , purchase,</text:span></text:p>
      <text:p text:style-name="Standard"><text:span text:style-name="T1">Display “State sales tax: ” , stateSalesTax, </text:span></text:p>
      <text:p text:style-name="Standard"><text:span text:style-name="T1">Display “County sales tax: ” , countySalesTax,</text:span></text:p>
      <text:p text:style-name="Standard"><text:span text:style-name="T1">Display “Total sales tax: ” , totalSalesTax,</text:span></text:p>
      <text:p text:style-name="Standard"><text:span text:style-name="T1">Display “Total Sale: <text:s/>” , totalSales,</text:span></text:p>
      <text:p text:style-name="Standard"><text:span text:style-name="T1">End Mod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3$Win32 OpenOffice.org_project/413m1$Build-9783</meta:generator>
    <dc:date>2017-06-13T11:31:20.99</dc:date>
    <meta:document-statistic meta:table-count="0" meta:image-count="0" meta:object-count="0" meta:page-count="1" meta:paragraph-count="26" meta:word-count="157" meta:character-count="1144"/>
    <meta:user-defined meta:name="Info 1"/>
    <meta:user-defined meta:name="Info 2"/>
    <meta:user-defined meta:name="Info 3"/>
    <meta:user-defined meta:name="Info 4"/>
  </office:meta>
</office:document-meta>
</file>